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314004" style:font-name="Lucida Console" fo:font-size="10pt"/>
    </style:style>
    <style:style style:name="P13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4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5" style:family="paragraph" style:parent-style-name="Text_20_body">
      <style:text-properties style:font-name="Lucida Console1" fo:font-size="10pt" style:font-size-asian="10pt" style:font-size-complex="10pt"/>
    </style:style>
    <style:style style:name="P16" style:family="paragraph" style:parent-style-name="Text_20_body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style:font-name="Times New Roman"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Times New Roman" fo:font-size="14pt" style:font-size-asian="14pt" style:font-size-complex="14pt"/>
    </style:style>
    <style:style style:name="P22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38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000000" style:font-name="Lucida Console1" fo:font-size="10pt" style:font-size-asian="10pt" style:font-size-complex="10pt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style:font-name="Times New Roman" fo:font-size="14pt" style:font-size-asian="14pt" style:font-size-complex="14pt"/>
    </style:style>
    <style:style style:name="P42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3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4" style:family="paragraph" style:parent-style-name="Heading_20_1">
      <style:text-properties fo:font-size="18pt" style:font-size-asian="18pt" style:font-size-complex="18pt"/>
    </style:style>
    <style:style style:name="P45" style:family="paragraph" style:parent-style-name="Heading_20_1">
      <style:text-properties style:font-name="Times New Roman"/>
    </style:style>
    <style:style style:name="P46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8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9" style:family="paragraph" style:parent-style-name="Text_20_body">
      <style:paragraph-properties fo:margin-left="0in" fo:margin-right="0in" fo:margin-top="0.1665in" fo:margin-bottom="0.0835in" fo:text-indent="0in" style:auto-text-indent="false"/>
    </style:style>
    <style:style style:name="P50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Times New Roman" fo:font-size="18pt" style:font-size-asian="18pt" style:font-size-complex="18pt"/>
    </style:style>
    <style:style style:name="T20" style:family="text">
      <style:text-properties style:font-name="Lucida Console1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font-name="Lucida Console1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8">Created on Sat Mar 05 01:16:54 2016 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8"/>
      <text:h text:style-name="P47" text:outline-level="1">Introduction</text:h>
      <text:p text:style-name="P9"><text:tab/></text:p>
      <text:h text:style-name="P43" text:outline-level="1">Environment Setup for R programming Developers</text:h>
      <text:h text:style-name="Heading_20_2" text:outline-level="2"><text:s/>Environment setup</text:h>
      <text:p text:style-name="P24"/>
      <text:p text:style-name="P7"/>
      <text:p text:style-name="P6"/>
      <table:table table:name="Table980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Package</text:p>
            </table:table-cell>
            <table:table-cell table:style-name="lowerBorder" office:value-type="string">
              <text:p text:style-name="ArialCenteredBold">Version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string" table:style-name="noBorder">
            <text:p text:style-name="ArialCentered">uRProgramming</text:p>
          </table:table-cell>
          <table:table-cell office:value-type="string" table:style-name="noBorder">
            <text:p text:style-name="ArialCentered">1.1.1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string" table:style-name="noBorder">
            <text:p text:style-name="ArialCentered">tcltk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string" table:style-name="noBorder">
            <text:p text:style-name="ArialCentered">log4r</text:p>
          </table:table-cell>
          <table:table-cell office:value-type="string" table:style-name="noBorder">
            <text:p text:style-name="ArialCentered">0.2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string" table:style-name="noBorder">
            <text:p text:style-name="ArialCentered">odfWeave</text:p>
          </table:table-cell>
          <table:table-cell office:value-type="string" table:style-name="noBorder">
            <text:p text:style-name="ArialCentered">0.8.4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string" table:style-name="noBorder">
            <text:p text:style-name="ArialCentered">XML</text:p>
          </table:table-cell>
          <table:table-cell office:value-type="string" table:style-name="noBorder">
            <text:p text:style-name="ArialCentered">3.98-1.3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string" table:style-name="noBorder">
            <text:p text:style-name="ArialCentered">lattice</text:p>
          </table:table-cell>
          <table:table-cell office:value-type="string" table:style-name="noBorder">
            <text:p text:style-name="ArialCentered">0.20-33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string" table:style-name="noBorder">
            <text:p text:style-name="ArialCentered">chron</text:p>
          </table:table-cell>
          <table:table-cell office:value-type="string" table:style-name="noBorder">
            <text:p text:style-name="ArialCentered">2.3-47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string" table:style-name="noBorder">
            <text:p text:style-name="ArialCentered">sta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string" table:style-name="noBorder">
            <text:p text:style-name="ArialCentered">graphic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string" table:style-name="noBorder">
            <text:p text:style-name="ArialCentered">grDevice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1</text:p>
          </table:table-cell>
          <table:table-cell office:value-type="string" table:style-name="noBorder">
            <text:p text:style-name="ArialCentered">util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2</text:p>
          </table:table-cell>
          <table:table-cell office:value-type="string" table:style-name="noBorder">
            <text:p text:style-name="ArialCentered">dataset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3</text:p>
          </table:table-cell>
          <table:table-cell office:value-type="string" table:style-name="noBorder">
            <text:p text:style-name="ArialCentered">methods</text:p>
          </table:table-cell>
          <table:table-cell office:value-type="string" table:style-name="noBorder">
            <text:p text:style-name="ArialCentered">3.2.3</text:p>
          </table:table-cell>
        </table:table-row>
        <table:table-row>
          <table:table-cell office:value-type="string" table:style-name="noBorder">
            <text:p text:style-name="ArialCentered">14</text:p>
          </table:table-cell>
          <table:table-cell office:value-type="string" table:style-name="noBorder">
            <text:p text:style-name="ArialCentered">base</text:p>
          </table:table-cell>
          <table:table-cell office:value-type="string" table:style-name="noBorder">
            <text:p text:style-name="ArialCentered">3.2.3</text:p>
          </table:table-cell>
        </table:table-row>
      </table:table>
      <text:p text:style-name="Preformatted_20_Text"><text:span text:style-name="Source_20_Text"/></text:p>
      <text:p text:style-name="ttRed">&gt;  environment("ls")</text:p>
      <text:p text:style-name="ttBlue">usage of ls() </text:p>
      <text:p text:style-name="ttBlue"> functNameusage of ls(all=TRUE) </text:p>
      <text:p text:style-name="ttBlue"> functName</text:p>
      <text:p text:style-name="ttRed">&gt;  cat("Current Working Dir \n", getwd())</text:p>
      <text:p text:style-name="ttBlue">Current Working Dir </text:p>
      <text:p text:style-name="ttBlue"> C:/Users/zekai/Documents/rstudio_projects/odfWeaveTmp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3"/>
      <text:h text:style-name="P44" text:outline-level="1">Simple Data Types and Objects</text:h>
      <text:h text:style-name="P44" text:outline-level="1">Control Structures</text:h>
      <text:p text:style-name="P10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oft-page-break/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1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tBlue">x&lt;-c(0,3,6,9,12,15,18,21,24)</text:p>
      <text:p text:style-name="ttBlue">if(x[which(x==6)]==6){iFound&lt;-TRUE}</text:p>
      <text:p text:style-name="ttBlue">print(iFound)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tBlue">Ex. 1</text:p>
      <text:p text:style-name="ttBlue">if(demDat[indx,1] ==1 ) {demDat[indx,1]&lt;-'M'}</text:p>
      <text:p text:style-name="ttBlue"/>
      <text:p text:style-name="ttBlue">Ex.2</text:p>
      <text:p text:style-name="ttBlue">if(demDat[indx,2] &lt;=25 )demDat[indx,2]&lt;-'Y' </text:p>
      <text:p text:style-name="ttBlue"/>
      <text:p text:style-name="ttBlue">Ex.3</text:p>
      <text:p text:style-name="ttBlue"> if(demDat[indx,2] &gt; 50 ) {demDat[indx,2]&lt;-'O'} </text:p>
      <text:p text:style-name="ttBlue"/>
      <text:p text:style-name="ttBlue">Ex.4</text:p>
      <text:p text:style-name="ttBlue">if(demDat[indx,2] &gt; 25 &amp; demDat[indx,2] &lt;=50 )demDat[indx,2]&lt;-'M' 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4"><text:tab/></text:p>
      <text:p text:style-name="P3"/>
      <text:p text:style-name="P2"/>
      <text:h text:style-name="P40" text:outline-level="2">Switch statements</text:h>
      <text:p text:style-name="P2"/>
      <text:p text:style-name="P3"/>
      <text:list xml:id="list1604986081551742604" text:style-name="L1">
        <text:list-header>
          <text:p text:style-name="P39"/>
        </text:list-header>
      </text:list>
      <text:h text:style-name="P48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1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19"><text:tab/>for (values in sequence) {</text:p>
      <text:p text:style-name="P19"><text:tab/><text:tab/>statement</text:p>
      <text:p text:style-name="P19"><text:tab/>} </text:p>
      <text:p text:style-name="P18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0"><text:tab/></text:p>
      <text:p text:style-name="ttBlue">set.seed(312)</text:p>
      <text:p text:style-name="ttBlue">#create 100 random number between 0 and 1000</text:p>
      <text:p text:style-name="ttBlue">xInt&lt;-floor(runif(100,0,1000))</text:p>
      <text:p text:style-name="ttBlue">for(indx in 0:length(xInt) ){</text:p>
      <text:p text:style-name="ttBlue">if(indx %%10 ==0){print(xInt[indx])}</text:p>
      <text:p text:style-name="ttBlue">}</text:p>
      <text:p text:style-name="ttBlue">numeric(0)</text:p>
      <text:p text:style-name="ttBlue">[1] 450</text:p>
      <text:p text:style-name="ttBlue">[1] 261</text:p>
      <text:p text:style-name="ttBlue">[1] 405</text:p>
      <text:p text:style-name="ttBlue">[1] 295</text:p>
      <text:p text:style-name="ttBlue">[1] 763</text:p>
      <text:p text:style-name="ttBlue">[1] 356</text:p>
      <text:p text:style-name="ttBlue">[1] 833</text:p>
      <text:p text:style-name="ttBlue">[1] 329</text:p>
      <text:p text:style-name="ttBlue">[1] 419</text:p>
      <text:p text:style-name="ttBlue">[1] 948</text:p>
      <text:h text:style-name="P41" text:outline-level="2">While loop</text:h>
      <text:p text:style-name="P21"><text:tab/>The access of certain elements could be controlled by using while loop, the expression determines executing statements or not. <text:s/></text:p>
      <text:p text:style-name="P5"><text:tab/>while(expression){</text:p>
      <text:p text:style-name="P21"><text:tab/><text:tab/>statement</text:p>
      <text:p text:style-name="P21"><text:tab/>}</text:p>
      <text:p text:style-name="Standard"><text:soft-page-break/></text:p>
      <text:p text:style-name="P22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ttBlue">set.seed(312)</text:p>
      <text:p text:style-name="ttBlue">#create 100 random number between 0 and 1000</text:p>
      <text:p text:style-name="ttBlue">xInt&lt;-floor(runif(100,0,1000))</text:p>
      <text:p text:style-name="ttBlue">index&lt;-80</text:p>
      <text:p text:style-name="ttBlue">while(index&lt;=length(xInt)){</text:p>
      <text:p text:style-name="ttBlue">xInt[index]&lt;-ifelse(as.integer(xInt[index]) %%2==0,"Even","Odd")</text:p>
      <text:p text:style-name="ttBlue">if(index %%4 ==0){print(xInt[index])}</text:p>
      <text:p text:style-name="ttBlue">index&lt;-index+1</text:p>
      <text:p text:style-name="ttBlue">}</text:p>
      <text:p text:style-name="ttBlue">[1] "Odd"</text:p>
      <text:p text:style-name="ttBlue">[1] "Even"</text:p>
      <text:p text:style-name="ttBlue">[1] "Odd"</text:p>
      <text:p text:style-name="ttBlue">[1] "Odd"</text:p>
      <text:p text:style-name="ttBlue">[1] "Odd"</text:p>
      <text:p text:style-name="ttBlue">[1] "Even"</text:p>
      <text:h text:style-name="P47" text:outline-level="1">Data Structures</text:h>
      <text:p text:style-name="Text_20_body"/>
      <text:h text:style-name="P42" text:outline-level="2">Vector</text:h>
      <text:h text:style-name="P42" text:outline-level="2">Matrix</text:h>
      <text:h text:style-name="P42" text:outline-level="2">DataFrame</text:h>
      <text:h text:style-name="Heading_20_2" text:outline-level="2"><text:span text:style-name="T19">List</text:span></text:h>
      <text:p text:style-name="P49"><text:span text:style-name="T19"/></text:p>
      <text:h text:style-name="P50" text:outline-level="2"/>
      <text:h text:style-name="P44" text:outline-level="1">Simple Statistical Analysis</text:h>
      <text:h text:style-name="P45" text:outline-level="1"><text:span text:style-name="T1">Simple</text:span><text:span text:style-name="T1"> Statistical Analysis</text:span></text:h>
      <text:h text:style-name="P46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3-05T01:16:46.06</dc:date>
    <meta:editing-duration>PT20H7M6S</meta:editing-duration>
    <meta:editing-cycles>146</meta:editing-cycles>
    <meta:generator>OpenOffice/4.1.2$Win32 OpenOffice.org_project/412m3$Build-9782</meta:generator>
    <dc:creator>Zekai Otles</dc:creator>
    <meta:document-statistic meta:table-count="1" meta:image-count="0" meta:object-count="0" meta:page-count="8" meta:paragraph-count="153" meta:word-count="773" meta:character-count="5514"/>
  </office:meta>
</office:document-meta>
</file>